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3f5f9" draw:opacity="100%"/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background-color="#f3f5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 Ques: All the comments for the photo with ID = 3, along with the username of the comment</text:p>
      <text:p text:style-name="P1">-- SELECT Contents,username FROM COMMENTS</text:p>
      <text:p text:style-name="P1">-- JOIN photos</text:p>
      <text:p text:style-name="P1">-- on COMMENTS.photo_id=photos.id</text:p>
      <text:p text:style-name="P1">-- JOIN USERS</text:p>
      <text:p text:style-name="P1">-- ON Comments.user_id=users.id</text:p>
      <text:p text:style-name="P1">-- WHERE photos.id=3;</text:p>
      <text:p text:style-name="P1"/>
      <text:p text:style-name="P1">-- Ques: Average number of COMMENTS per photo</text:p>
      <text:p text:style-name="P1">-- SELECT AVG(comment_count) AS avg_comment</text:p>
      <text:p text:style-name="P1">-- FROM (</text:p>
      <text:p text:style-name="P1">-- <text:s text:c="2"/>SELECT COUNT(*) AS comment_count</text:p>
      <text:p text:style-name="P1">-- <text:s text:c="2"/>FROM COMMENTS</text:p>
      <text:p text:style-name="P1">-- <text:s text:c="2"/>GROUP BY photo_id</text:p>
      <text:p text:style-name="P1">-- <text:s text:c="2"/>) AS avg_comment_count;</text:p>
      <text:p text:style-name="P1"/>
      <text:p text:style-name="P1">-- Ques: Find the photo with the most comments attached to it</text:p>
      <text:p text:style-name="P1">-- SELECT COUNT(*) as comment_count</text:p>
      <text:p text:style-name="P1">-- FROM COMMENTS </text:p>
      <text:p text:style-name="P1">-- GROUP BY photo_id</text:p>
      <text:p text:style-name="P1">-- ORDER BY comment_count DESC</text:p>
      <text:p text:style-name="P1">-- LIMIT 1;</text:p>
      <text:p text:style-name="P1"/>
      <text:p text:style-name="P1">-- Ques: Find the photo with ID = 10 and get the number of comments attached to it</text:p>
      <text:p text:style-name="P1">-- SELECT COUNT(*) AS comment_count</text:p>
      <text:p text:style-name="P1">-- FROM COMMENTS</text:p>
      <text:p text:style-name="P1">-- WHERE photo_id=10;</text:p>
      <text:p text:style-name="P1"/>
      <text:p text:style-name="P1">-- Ques: Find the user with the most activity (most comments + most photos)</text:p>
      <text:p text:style-name="P1">-- SELECT COMMENTS.user_id, COUNT(COMMENTS.photo_id + COMMENTS.id) AS activity</text:p>
      <text:p text:style-name="P1">-- FROM COMMENTS</text:p>
      <text:p text:style-name="P1">-- GROUP BY COMMENTS.user_id</text:p>
      <text:p text:style-name="P1">-- ORDER BY activity DESC</text:p>
      <text:p text:style-name="P1">-- LIMIT 1;</text:p>
      <text:p text:style-name="P1"><text:s text:c="2"/></text:p>
      <text:p text:style-name="P1">-- <text:s text:c="2"/>Ques: Calculate the average number of characters per comment</text:p>
      <text:p text:style-name="P1">-- SELECT AVG(LENGTH(contents)) </text:p>
      <text:p text:style-name="P1">-- FROM COMMENTS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2T11:44:39.296468642</meta:creation-date>
    <dc:date>2023-07-12T11:49:44.888045333</dc:date>
    <meta:editing-duration>PT5M6S</meta:editing-duration>
    <meta:editing-cycles>1</meta:editing-cycles>
    <meta:document-statistic meta:table-count="0" meta:image-count="0" meta:object-count="0" meta:page-count="1" meta:paragraph-count="34" meta:word-count="185" meta:character-count="1123" meta:non-whitespace-character-count="957"/>
    <meta:generator>LibreOffice/6.4.7.2$Linux_X86_64 LibreOffice_project/40$Build-2</meta:generator>
  </office:meta>
</office:document-meta>
</file>